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th" number:country="TH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9100570001</text:p>
          </table:table-cell>
          <table:table-cell office:value-type="string">
            <text:p>X25912722</text:p>
          </table:table-cell>
          <table:table-cell office:value-type="string">
            <text:p>137.00</text:p>
          </table:table-cell>
          <table:table-cell office:value-type="string">
            <text:p>4.0879</text:p>
          </table:table-cell>
          <table:table-cell office:value-type="string">
            <text:p>560.04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9100570002</text:p>
          </table:table-cell>
          <table:table-cell office:value-type="string">
            <text:p>X25912722</text:p>
          </table:table-cell>
          <table:table-cell office:value-type="string">
            <text:p>730.00</text:p>
          </table:table-cell>
          <table:table-cell office:value-type="string">
            <text:p>4.0879</text:p>
          </table:table-cell>
          <table:table-cell office:value-type="string">
            <text:p>2984.17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9100570003</text:p>
          </table:table-cell>
          <table:table-cell office:value-type="string">
            <text:p>X25912722</text:p>
          </table:table-cell>
          <table:table-cell office:value-type="string">
            <text:p>89.00</text:p>
          </table:table-cell>
          <table:table-cell office:value-type="string">
            <text:p>4.0879</text:p>
          </table:table-cell>
          <table:table-cell office:value-type="string">
            <text:p>363.82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9100650001</text:p>
          </table:table-cell>
          <table:table-cell office:value-type="string">
            <text:p>X25912722</text:p>
          </table:table-cell>
          <table:table-cell office:value-type="string">
            <text:p>313.00</text:p>
          </table:table-cell>
          <table:table-cell office:value-type="string">
            <text:p>4.0879</text:p>
          </table:table-cell>
          <table:table-cell office:value-type="string">
            <text:p>1279.51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9100657001</text:p>
          </table:table-cell>
          <table:table-cell office:value-type="string">
            <text:p>X25912722</text:p>
          </table:table-cell>
          <table:table-cell office:value-type="string">
            <text:p>18.00</text:p>
          </table:table-cell>
          <table:table-cell office:value-type="string">
            <text:p>4.0879</text:p>
          </table:table-cell>
          <table:table-cell office:value-type="string">
            <text:p>73.58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9100700001</text:p>
          </table:table-cell>
          <table:table-cell office:value-type="string">
            <text:p>X25912722</text:p>
          </table:table-cell>
          <table:table-cell office:value-type="string">
            <text:p>359.00</text:p>
          </table:table-cell>
          <table:table-cell office:value-type="string">
            <text:p>4.0879</text:p>
          </table:table-cell>
          <table:table-cell office:value-type="string">
            <text:p>1467.56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9100876001</text:p>
          </table:table-cell>
          <table:table-cell office:value-type="string">
            <text:p>X25912722</text:p>
          </table:table-cell>
          <table:table-cell office:value-type="string">
            <text:p>554.00</text:p>
          </table:table-cell>
          <table:table-cell office:value-type="string">
            <text:p>4.0879</text:p>
          </table:table-cell>
          <table:table-cell office:value-type="string">
            <text:p>2264.70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1253382011</text:p>
          </table:table-cell>
          <table:table-cell office:value-type="string">
            <text:p>X25907082</text:p>
          </table:table-cell>
          <table:table-cell office:value-type="string">
            <text:p>672.00</text:p>
          </table:table-cell>
          <table:table-cell office:value-type="string">
            <text:p>61.2457</text:p>
          </table:table-cell>
          <table:table-cell office:value-type="string">
            <text:p>41157.11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1253382012</text:p>
          </table:table-cell>
          <table:table-cell office:value-type="string">
            <text:p>X25907082</text:p>
          </table:table-cell>
          <table:table-cell office:value-type="string">
            <text:p>448.00</text:p>
          </table:table-cell>
          <table:table-cell office:value-type="string">
            <text:p>61.2547</text:p>
          </table:table-cell>
          <table:table-cell office:value-type="string">
            <text:p>27442.11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1252203019</text:p>
          </table:table-cell>
          <table:table-cell office:value-type="string">
            <text:p>X25912712</text:p>
          </table:table-cell>
          <table:table-cell office:value-type="string">
            <text:p>672.00</text:p>
          </table:table-cell>
          <table:table-cell office:value-type="string">
            <text:p>13.9769</text:p>
          </table:table-cell>
          <table:table-cell office:value-type="string">
            <text:p>9392.48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1252803017</text:p>
          </table:table-cell>
          <table:table-cell office:value-type="string">
            <text:p>X25912712</text:p>
          </table:table-cell>
          <table:table-cell office:value-type="string">
            <text:p>560.00</text:p>
          </table:table-cell>
          <table:table-cell office:value-type="string">
            <text:p>13.9769</text:p>
          </table:table-cell>
          <table:table-cell office:value-type="string">
            <text:p>7827.06</text:p>
          </table:table-cell>
          <table:table-cell table:number-columns-repeated="1018"/>
        </table:table-row>
        <table:table-row table:style-name="ro2">
          <table:table-cell office:value-type="string">
            <text:p>DMS23/08-0255</text:p>
          </table:table-cell>
          <table:table-cell office:value-type="string">
            <text:p>1255131017</text:p>
          </table:table-cell>
          <table:table-cell office:value-type="string">
            <text:p>X25912712</text:p>
          </table:table-cell>
          <table:table-cell office:value-type="string">
            <text:p>112.00</text:p>
          </table:table-cell>
          <table:table-cell office:value-type="string">
            <text:p>13.9769</text:p>
          </table:table-cell>
          <table:table-cell office:value-type="string">
            <text:p>1565.41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th" number:country="TH">
      <number:number number:min-integer-digits="1"/>
    </number:number-style>
    <number:date-style style:name="N8142" number:language="th" number:country="TH">
      <number:day/>
      <number:text>/</number:text>
      <number:month/>
      <number:text>/</number:text>
      <number:year number:style="long"/>
    </number:date-style>
    <number:date-style style:name="N8143" number:language="th" number:country="TH">
      <number:day/>
      <number:text>-</number:text>
      <number:month number:textual="true"/>
      <number:text>-</number:text>
      <number:year/>
    </number:date-style>
    <number:date-style style:name="N8144" number:language="th" number:country="TH">
      <number:day/>
      <number:text>-</number:text>
      <number:month number:textual="true"/>
    </number:date-style>
    <number:date-style style:name="N8145" number:language="th" number:country="TH">
      <number:month number:textual="true"/>
      <number:text>-</number:text>
      <number:year/>
    </number:date-style>
    <number:time-style style:name="N8146" number:language="th" number:country="TH">
      <number:hours/>
      <number:text>:</number:text>
      <number:minutes number:style="long"/>
      <number:text> </number:text>
      <number:am-pm/>
    </number:time-style>
    <number:time-style style:name="N8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48" number:language="th" number:country="TH">
      <number:hours/>
      <number:text>:</number:text>
      <number:minutes number:style="long"/>
    </number:time-style>
    <number:time-style style:name="N8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8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51P0" style:volatile="true" number:language="th" number:country="TH">
      <number:number number:decimal-places="0" number:min-integer-digits="1" number:grouping="true"/>
    </number:number-style>
    <number:number-style style:name="N8151" number:language="th" number:country="TH">
      <number:text>-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th" number:country="TH">
      <number:number number:decimal-places="0" number:min-integer-digits="1" number:grouping="true"/>
    </number:number-style>
    <number:number-style style:name="N8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8152P0"/>
    </number:number-style>
    <number:number-style style:name="N8153P0" style:volatile="true" number:language="th" number:country="TH">
      <number:number number:decimal-places="2" number:min-integer-digits="1" number:grouping="true"/>
    </number:number-style>
    <number:number-style style:name="N8153" number:language="th" number:country="TH">
      <number:text>-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th" number:country="TH">
      <number:number number:decimal-places="2" number:min-integer-digits="1" number:grouping="true"/>
    </number:number-style>
    <number:number-style style:name="N8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8154P0"/>
    </number:number-style>
    <number:number-style style:name="N8158P0" style:volatile="true" number:language="th" number:country="TH">
      <number:number number:decimal-places="0" number:min-integer-digits="1" number:grouping="true"/>
      <number:text> </number:text>
    </number:number-style>
    <number:number-style style:name="N8158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8158P2" style:volatile="true" number:language="th" number:country="TH">
      <number:text> - </number:text>
    </number:number-style>
    <number:text-style style:name="N8158" number:language="th" number:country="TH"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number-style style:name="N8162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8162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8162P2" style:volatile="true" number:language="th" number:country="TH">
      <number:text> ฿- </number:text>
    </number:number-style>
    <number:text-style style:name="N8162" number:language="th" number:country="TH"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6P0" style:volatile="true" number:language="th" number:country="TH">
      <number:number number:decimal-places="2" number:min-integer-digits="1" number:grouping="true"/>
      <number:text> </number:text>
    </number:number-style>
    <number:number-style style:name="N8166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8166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8166" number:language="th" number:country="TH">
      <number:text-content/>
      <number:text> </number:text>
      <style:map style:condition="value()&gt;0" style:apply-style-name="N8166P0"/>
      <style:map style:condition="value()&lt;0" style:apply-style-name="N8166P1"/>
      <style:map style:condition="value()=0" style:apply-style-name="N8166P2"/>
    </number:text-style>
    <number:number-style style:name="N8170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8170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8170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8170" number:language="th" number:country="TH">
      <number:text-content/>
      <number:text> </number:text>
      <style:map style:condition="value()&gt;0" style:apply-style-name="N8170P0"/>
      <style:map style:condition="value()&lt;0" style:apply-style-name="N8170P1"/>
      <style:map style:condition="value()=0" style:apply-style-name="N8170P2"/>
    </number:text-style>
    <number:time-style style:name="N8171" number:language="th" number:country="TH">
      <number:minutes number:style="long"/>
      <number:text>:</number:text>
      <number:seconds number:style="long"/>
    </number:time-style>
    <number:time-style style:name="N8172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73" number:language="th" number:country="TH">
      <number:minutes number:style="long"/>
      <number:text>:</number:text>
      <number:seconds number:style="long" number:decimal-places="1"/>
    </number:time-style>
    <number:number-style style:name="N8174" number:language="th" number:country="TH">
      <number:scientific-number number:decimal-places="1" number:min-integer-digits="3" number:min-exponent-digits="1"/>
    </number:number-style>
    <number:number-style style:name="N8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76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8176P0"/>
    </number:number-style>
    <number:number-style style:name="N8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8177P0"/>
    </number:number-style>
    <number:number-style style:name="N817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7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8179P0"/>
    </number:number-style>
    <number:number-style style:name="N818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8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8180P0"/>
    </number:number-style>
    <number:number-style style:name="N8181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8182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8183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8184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8185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8186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818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8188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8189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8190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8191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819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27/02/2024</text:date>, <text:time>16:2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7T16:26:44.46</dc:date>
    <meta:generator>OpenOffice/4.1.14$Win32 OpenOffice.org_project/4114m1$Build-9811</meta:generator>
    <meta:editing-duration>PT10M41S</meta:editing-duration>
    <meta:editing-cycles>2</meta:editing-cycles>
    <meta:document-statistic meta:table-count="1" meta:cell-count="78" meta:object-count="0"/>
  </office:meta>
</office:document-meta>
</file>